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C059" svg:font-family="C059" style:font-pitch="variable"/>
    <style:font-face style:name="Tlwg Typist" svg:font-family="'Tlwg Typist'"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a6ab2" officeooo:paragraph-rsid="001a6ab2"/>
    </style:style>
    <style:style style:name="P2" style:family="paragraph" style:parent-style-name="Standard">
      <style:paragraph-properties fo:text-align="justify" style:justify-single-word="false"/>
      <style:text-properties officeooo:rsid="001c26d5" officeooo:paragraph-rsid="001c26d5"/>
    </style:style>
    <style:style style:name="P3" style:family="paragraph" style:parent-style-name="Standard">
      <style:paragraph-properties fo:text-align="justify" style:justify-single-word="false"/>
      <style:text-properties officeooo:rsid="001ca0be" officeooo:paragraph-rsid="001ca0be"/>
    </style:style>
    <style:style style:name="P4" style:family="paragraph" style:parent-style-name="Standard">
      <style:paragraph-properties fo:text-align="center" style:justify-single-word="false"/>
      <style:text-properties fo:font-size="14pt" fo:font-weight="bold" officeooo:rsid="001c26d5" officeooo:paragraph-rsid="001c26d5"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1dcaeb" officeooo:paragraph-rsid="001dcaeb" style:font-size-asian="14pt" style:font-weight-asian="bold" style:font-size-complex="14pt" style:font-weight-complex="bold"/>
    </style:style>
    <style:style style:name="P6" style:family="paragraph" style:parent-style-name="Standard">
      <style:paragraph-properties fo:text-align="justify" style:justify-single-word="false"/>
      <style:text-properties officeooo:rsid="001dcaeb" officeooo:paragraph-rsid="001dcaeb"/>
    </style:style>
    <style:style style:name="P7" style:family="paragraph" style:parent-style-name="Standard">
      <style:paragraph-properties fo:text-align="justify" style:justify-single-word="false"/>
      <style:text-properties fo:font-size="13pt" fo:font-weight="bold" officeooo:rsid="001dcaeb" officeooo:paragraph-rsid="001dcaeb" style:font-size-asian="13pt" style:font-weight-asian="bold" style:font-size-complex="13pt" style:font-weight-complex="bold"/>
    </style:style>
    <style:style style:name="P8" style:family="paragraph" style:parent-style-name="Standard">
      <style:paragraph-properties fo:text-align="justify" style:justify-single-word="false"/>
      <style:text-properties style:font-name="Tlwg Typist" fo:font-size="9pt" officeooo:rsid="001dcaeb" officeooo:paragraph-rsid="001dcaeb" style:font-size-asian="9pt" style:font-size-complex="9pt"/>
    </style:style>
    <style:style style:name="P9" style:family="paragraph" style:parent-style-name="Standard">
      <style:paragraph-properties fo:text-align="justify" style:justify-single-word="false"/>
      <style:text-properties style:font-name="Tlwg Typist" fo:font-size="9pt" fo:font-weight="normal" officeooo:rsid="001dcaeb" officeooo:paragraph-rsid="001dcaeb" style:font-size-asian="9pt" style:font-weight-asian="normal" style:font-size-complex="9pt" style:font-weight-complex="normal"/>
    </style:style>
    <style:style style:name="P10" style:family="paragraph" style:parent-style-name="Standard">
      <style:paragraph-properties fo:text-align="justify" style:justify-single-word="false"/>
      <style:text-properties style:font-name="Tlwg Typist" fo:font-size="9pt" fo:font-weight="normal" officeooo:rsid="001fc02a" officeooo:paragraph-rsid="001fc02a" style:font-size-asian="9pt" style:font-weight-asian="normal" style:font-size-complex="9pt" style:font-weight-complex="normal"/>
    </style:style>
    <style:style style:name="P11" style:family="paragraph" style:parent-style-name="Standard">
      <style:paragraph-properties fo:text-align="justify" style:justify-single-word="false"/>
      <style:text-properties fo:font-size="12pt" fo:font-weight="normal" officeooo:rsid="001dcaeb" officeooo:paragraph-rsid="001dcaeb"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1fc02a" officeooo:paragraph-rsid="001fc02a"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9pt" fo:font-weight="normal" officeooo:rsid="001fc02a" officeooo:paragraph-rsid="001fc02a" style:font-size-asian="9pt" style:font-weight-asian="normal" style:font-size-complex="9pt" style:font-weight-complex="normal"/>
    </style:style>
    <style:style style:name="P14" style:family="paragraph" style:parent-style-name="Standard">
      <style:paragraph-properties fo:text-align="justify" style:justify-single-word="false" fo:break-before="page"/>
      <style:text-properties officeooo:rsid="001ca0be" officeooo:paragraph-rsid="001ca0be"/>
    </style:style>
    <style:style style:name="P15" style:family="paragraph" style:parent-style-name="Standard">
      <style:paragraph-properties fo:text-align="justify" style:justify-single-word="false"/>
      <style:text-properties officeooo:rsid="001a6ab2" officeooo:paragraph-rsid="001a6ab2"/>
    </style:style>
    <style:style style:name="P16" style:family="paragraph" style:parent-style-name="Standard">
      <style:paragraph-properties fo:text-align="justify" style:justify-single-word="false"/>
      <style:text-properties officeooo:rsid="0020a959" officeooo:paragraph-rsid="0020a959"/>
    </style:style>
    <style:style style:name="P17" style:family="paragraph" style:parent-style-name="Standard">
      <style:paragraph-properties fo:text-align="justify" style:justify-single-word="false"/>
      <style:text-properties fo:font-size="9pt" fo:font-weight="normal" officeooo:rsid="001fc02a" officeooo:paragraph-rsid="001fc02a" style:font-size-asian="9pt" style:font-weight-asian="normal" style:font-size-complex="9pt" style:font-weight-complex="normal"/>
    </style:style>
    <style:style style:name="P18" style:family="paragraph" style:parent-style-name="Standard">
      <style:paragraph-properties fo:text-align="justify" style:justify-single-word="false"/>
      <style:text-properties fo:font-size="9pt" fo:font-weight="normal" officeooo:rsid="001fc02a" officeooo:paragraph-rsid="002280eb" style:font-size-asian="9pt" style:font-weight-asian="normal" style:font-size-complex="9pt" style:font-weight-complex="normal"/>
    </style:style>
    <style:style style:name="P19" style:family="paragraph" style:parent-style-name="Standard">
      <style:paragraph-properties fo:text-align="justify" style:justify-single-word="false"/>
      <style:text-properties fo:font-size="9pt" fo:font-weight="normal" officeooo:rsid="002280eb" officeooo:paragraph-rsid="002280eb" style:font-size-asian="9pt" style:font-weight-asian="normal" style:font-size-complex="9pt" style:font-weight-complex="normal"/>
    </style:style>
    <style:style style:name="P20" style:family="paragraph" style:parent-style-name="Standard">
      <style:paragraph-properties fo:text-align="justify" style:justify-single-word="false"/>
      <style:text-properties style:font-name="DejaVu Serif" fo:font-size="12pt" fo:font-weight="normal" officeooo:rsid="001fc02a" officeooo:paragraph-rsid="002280eb"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1fc02a" officeooo:paragraph-rsid="001fc02a"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erif" fo:font-size="12pt" fo:font-weight="normal" officeooo:rsid="001fc02a" officeooo:paragraph-rsid="001fc02a"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C059" fo:font-size="9pt" fo:font-weight="normal" officeooo:rsid="001fc02a" officeooo:paragraph-rsid="001fc02a" style:font-size-asian="9pt" style:font-weight-asian="normal" style:font-size-complex="9pt" style:font-weight-complex="normal"/>
    </style:style>
    <style:style style:name="T1" style:family="text">
      <style:text-properties officeooo:rsid="001c26d5"/>
    </style:style>
    <style:style style:name="T2" style:family="text">
      <style:text-properties officeooo:rsid="001ca0be"/>
    </style:style>
    <style:style style:name="T3" style:family="text">
      <style:text-properties officeooo:rsid="001dcaeb"/>
    </style:style>
    <style:style style:name="T4" style:family="text">
      <style:text-properties fo:font-weight="bold" style:font-weight-asian="bold" style:font-weight-complex="bold"/>
    </style:style>
    <style:style style:name="T5" style:family="text">
      <style:text-properties fo:font-weight="bold" officeooo:rsid="001dcaeb" style:font-weight-asian="bold" style:font-weight-complex="bold"/>
    </style:style>
    <style:style style:name="T6" style:family="text">
      <style:text-properties style:font-name="Tlwg Typist"/>
    </style:style>
    <style:style style:name="T7" style:family="text">
      <style:text-properties officeooo:rsid="002280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4">Module ReV - Projet</text:p>
      <text:p text:style-name="Standard"/>
      <text:p text:style-name="Standard"/>
      <text:p text:style-name="P1">Il faudra rendre pour la fin du semestre dans un dépôt sur le git de l’ENIB le code du projet ainsi qu’un document de 10 à 15 pages.</text:p>
      <text:p text:style-name="P1"/>
      <text:p text:style-name="P16"/>
      <text:p text:style-name="P1"/>
      <text:p text:style-name="P1">Il s’agit de proposer une visite d’un musée virtuel. Le musée est un bâtiment de 30m*30m. Il est constitué, dans sa partie sud, d’un hall de 15m*30m et de 10m de haut. La partie nord est elle constituée de trois salles, chacune fermée par une porte coulissante. Ces trois salles ont une hauteur de 5m. Au-dessus de ces trois salles se trouve une mezzanine de 15m*30m. Il est possible d’accéder à cette mezzanine.</text:p>
      <text:p text:style-name="P1"/>
      <text:p text:style-name="P1">Chaque salle accueille 8 à 10 tableaux répartis dans les salles, la mezzanine selon leurs thèmes (à vous de définir la nature des tableaux ou photographies selon vos envies). Dans le hall et sur la mezzanine on trouvera également des statues/<text:span text:style-name="T1">mobiles</text:span> articulées animées.</text:p>
      <text:p text:style-name="P1"/>
      <text:p text:style-name="P2"><text:span text:style-name="T4">Question 0</text:span> : <text:span text:style-name="T3">étudiez le code fourni ainsi que la documentation associée au moteur 3d babylonjs.</text:span></text:p>
      <text:p text:style-name="P1"/>
      <text:p text:style-name="P1"><text:span text:style-name="T4">Question 1</text:span> <text:span text:style-name="T7"> </text:span>: proposez une modélisation du musée (<text:span text:style-name="T1">sols, plafonds, </text:span>cloisons). <text:span text:style-name="T1">Ces différents éléments n’ont pas de matériaux particuliers. Par contre il faudra tenir compte des collisions et de la gravité. </text:span><text:span text:style-name="T7">Un escalier permet de rejoindre la mezzanine à partir du hall.</text:span></text:p>
      <text:p text:style-name="P1"/>
      <text:p text:style-name="P1"><text:span text:style-name="T4">Question 2</text:span> : <text:span text:style-name="T1">habillez les différents éléments au moyens de matériaux (avec ou sans texture).</text:span></text:p>
      <text:p text:style-name="P1"/>
      <text:p text:style-name="P1"><text:span text:style-name="T4">Question 3</text:span>  : « <text:span text:style-name="T1">accrochez » aux murs les tableaux, selon les contraintes données ci-dessus. </text:span></text:p>
      <text:p text:style-name="P1"/>
      <text:p text:style-name="P2"><text:span text:style-name="T4">Questions 4</text:span>  : installez les statues/mobiles dans le hall et sur la mezzanine.</text:p>
      <text:p text:style-name="P2"/>
      <text:p text:style-name="P2"><text:span text:style-name="T4">Question 5</text:span> : certaines ouvertures sont dotées de portes (classiques ou coulissantes). Quand le visiteur s’approche d’une porte celle-ci s’ouvre. Quand l’utilisateur s’éloigne de la porte (en y passant ou non), la porte se referme.</text:p>
      <text:p text:style-name="P2"/>
      <text:p text:style-name="P2"><text:span text:style-name="T4">Question 6</text:span> : placez dans la scène des amers (par exemple des sphères semi-transparentes). Quand le visiteur clique sur un de ces amers il se téléporte vers celui-ci. </text:p>
      <text:p text:style-name="P2"/>
      <text:p text:style-name="P3"><text:span text:style-name="T4">Question 7</text:span> : pour éviter que l’utilisateur ne soit perdu et désorienté par des trajectoires discontinues faîtes en sorte que <text:span text:style-name="T3">la téléportation corresponde à une trajectoire continue depuis la position actuelle <text:s text:c="2"/>jusqu’à celle de l’amer.</text:span> </text:p>
      <text:p text:style-name="P2"/>
      <text:p text:style-name="P2"><text:span text:style-name="T4">Question </text:span><text:span text:style-name="T5">8</text:span> : <text:span text:style-name="T2">quand on s’approche d’un tableau celui-ci donne son nom pour attirer l’attention du visiteur. Attention à faire en sorte que (i) le visiteur ne soit pas surchargé d’informations et que (ii) seuls les tableaux directement accessibles se signalent.</text:span></text:p>
      <text:p text:style-name="P2"/>
      <text:p text:style-name="P3"><text:span text:style-name="T4">Question </text:span><text:span text:style-name="T5">9</text:span> : augmentez le signalement en utilisant des effets lumineux et sonores.</text:p>
      <text:p text:style-name="P2"/>
      <text:p text:style-name="P3"><text:span text:style-name="T4">Question </text:span><text:span text:style-name="T5">10</text:span> : quand le visiteur regarde suffisam<text:span text:style-name="T7">m</text:span>ent lon<text:span text:style-name="T7">g</text:span>temps un tableau celui-ci se décrit.</text:p>
      <text:p text:style-name="P3"/>
      <text:p text:style-name="P3"/>
      <text:p text:style-name="P14"/>
      <text:p text:style-name="P5">Annexe 1 : sélection d’objets à la souris</text:p>
      <text:p text:style-name="P3"/>
      <text:p text:style-name="P8">window.addEventListener("click",function(event){</text:p>
      <text:p text:style-name="P8"><text:tab/>var pickResult = scene.pick(event.clientX, event.clientY) ;</text:p>
      <text:p text:style-name="P8"><text:tab/>if(pickResult.hit){ // Si on a cliqué sur un mesh et pas dans le vide</text:p>
      <text:p text:style-name="P8"><text:tab/><text:tab/>console.log(pickResult.distance) ; // distance de la caméra au point désigné</text:p>
      <text:p text:style-name="P8"><text:tab/><text:tab/>console.log(pickResult.pickedPoint) ; // coordonnés du point désigné</text:p>
      <text:p text:style-name="P8"><text:tab/><text:tab/>console.log(pickResult.pickedMesh) ; // référence à l’objet désigné</text:p>
      <text:p text:style-name="P8"><text:tab/><text:tab/>console.log(pickResult.pickedMesh.name) ; nom de l’objet désigné</text:p>
      <text:p text:style-name="P8"><text:tab/>}</text:p>
      <text:p text:style-name="P8">})</text:p>
      <text:p text:style-name="P6"/>
      <text:p text:style-name="P7">Annexe 2 : rendu sonore</text:p>
      <text:p text:style-name="P7"/>
      <text:p text:style-name="P11">Son 2d</text:p>
      <text:p text:style-name="P11"/>
      <text:p text:style-name="P11">Création d’un son : </text:p>
      <text:p text:style-name="P11"/>
      <text:p text:style-name="P11">On peut alors invoquer les méthodes <text:span text:style-name="T6">play, pause, stop</text:span> .</text:p>
      <text:p text:style-name="P11">On peut associer des options à la restitution d’un son :</text:p>
      <text:p text:style-name="P11"/>
      <text:p text:style-name="P9">var options = {</text:p>
      <text:p text:style-name="P9"><text:tab/>loop : true,<text:tab/><text:tab/><text:tab/>// joue le son en boucle</text:p>
      <text:p text:style-name="P9"><text:tab/>autoPlay : true,<text:tab/><text:tab/>// joue le son après son chargement</text:p>
      <text:p text:style-name="P9"><text:tab/>volume : 1.0,<text:tab/><text:tab/><text:tab/>// volume du son entre 0 et 1</text:p>
      <text:p text:style-name="P9"><text:tab/>playbackRate : 1.0, <text:tab/>// vitesse de restitution (entre 0 et 1)</text:p>
      <text:p text:style-name="P9"><text:tab/>spatialSound : false,<text:tab/>// true si son 3d, false sinon</text:p>
      <text:p text:style-name="P9"><text:tab/>maxDistance : 100 <text:tab/><text:tab/>// portée de la source sonore</text:p>
      <text:p text:style-name="P9">} ;</text:p>
      <text:p text:style-name="P9"/>
      <text:p text:style-name="P10">var options = loop:true, autoPlay:true} ;</text:p>
      <text:p text:style-name="P10">var sound1 = new BABYLON.Sound("sound1","sound1.mp3",null,options) ;</text:p>
      <text:p text:style-name="P10">var sound2 = new BABYLON.Sound("sound2","sound2.mp3",null,options) ;</text:p>
      <text:p text:style-name="P10">sound.setVolume(0.5) ;</text:p>
      <text:p text:style-name="P10"/>
      <text:p text:style-name="P12">On peut vérifier à tout instant l’état de la restitution d’un son :</text:p>
      <text:p text:style-name="P12"/>
      <text:p text:style-name="P10">sound.isPlaying // true si le son est en train d’etre joué</text:p>
      <text:p text:style-name="P10">sound.isPaused // true si le son est en pause</text:p>
      <text:p text:style-name="P10"/>
      <text:p text:style-name="P12">On peut modifier l’état de la restitution d’un son :</text:p>
      <text:p text:style-name="P12"/>
      <text:p text:style-name="P13">sound.play \\ jouer un son</text:p>
      <text:p text:style-name="P13">sound.pause \\ mettre un son en pause</text:p>
      <text:p text:style-name="P18">sound.stop \\ arréter temporairement de jouer un son</text:p>
      <text:p text:style-name="P18"/>
      <text:p text:style-name="P13"/>
      <text:p text:style-name="P20"/>
      <text:p text:style-name="P13"/>
      <text:p text:style-name="P19"/>
      <text:p text:style-name="P11">Son 3d</text:p>
      <text:p text:style-name="P11"/>
      <text:p text:style-name="P22">Pour créer un son spatialisé seules les options sont modifiées :</text:p>
      <text:p text:style-name="P22"/>
      <text:p text:style-name="P23">var sound = new BABYLON.Sound("sound","sound_file",scene,function (){sound.play();},{spatialSound:true}) ;</text:p>
      <text:p text:style-name="P23">sound.setPosition(new BABYLON.Vector3(0.0,0.0,20.0))</text:p>
      <text:p text:style-name="P12"/>
      <text:p text:style-name="P12">On peut associer un son à un maillage :</text:p>
      <text:p text:style-name="P12"/>
      <text:p text:style-name="P23">sound.attachToMesh(myMes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C059" svg:font-family="C059" style:font-pitch="variable"/>
    <style:font-face style:name="Tlwg Typist" svg:font-family="'Tlwg Typist'"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3-19T06:18:40.991518594</meta:creation-date>
    <dc:date>2021-03-19T08:42:27.397803618</dc:date>
    <meta:editing-duration>PT10M12S</meta:editing-duration>
    <meta:editing-cycles>4</meta:editing-cycles>
    <meta:generator>LibreOffice/6.4.7.2$Linux_X86_64 LibreOffice_project/40$Build-2</meta:generator>
    <meta:document-statistic meta:table-count="0" meta:image-count="0" meta:object-count="0" meta:page-count="2" meta:paragraph-count="55" meta:word-count="689" meta:character-count="4340" meta:non-whitespace-character-count="3672"/>
  </office:meta>
</office:document-meta>
</file>